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8 Monitoring and Observability</text:p>
      <text:p text:style-name="Standard">DevOps</text:p>
      <text:p text:style-name="Standard">DO Blended</text:p>
      <text:p text:style-name="Standard">Winter 2023</text:p>
      <text:p text:style-name="Standard">CSDO1010-005-B-W23</text:p>
      <text:p text:style-name="Standard">Week 8: Monitoring and Observability</text:p>
      <text:p text:style-name="Standard">GETTING STARTED</text:p>
      <text:p text:style-name="Standard">Underline</text:p>
      <text:p text:style-name="Standard"/>
      <text:p text:style-name="Standard">This observation is from Jaana Dogan, Principal Engineer at AWS.</text:p>
      <text:p text:style-name="Standard"/>
      <text:p text:style-name="Standard">Just realized that SpaceX's first Falcon landing had Grafana dashboards in the control room. pic.twitter.com/PwI0HrUWr8</text:p>
      <text:p text:style-name="Standard"/>
      <text:p text:style-name="Standard">— JBD ヤナ ドガン (@rakyll) February 20, 2021</text:p>
      <text:p text:style-name="Standard">Before starting a deep dive into your learning adventure, think about the following questions:</text:p>
      <text:p text:style-name="Standard"/>
      <text:p text:style-name="Standard">Is observability an improved version of monitoring?</text:p>
      <text:p text:style-name="Standard">What is the value of observability when managing complex cloud-native applications and systems?</text:p>
      <text:p text:style-name="Standard">Are monitoring and observability different types of processes that solve different problems?</text:p>
      <text:p text:style-name="Standard">What are the main features of Prometheus? What are the Prometheus ecosystem components?</text:p>
      <text:p text:style-name="Standard">How does Prometheus store data? What are the four core metric types offered by Prometheus?</text:p>
      <text:p text:style-name="Standard">How do you install, configure, and use a Prometheus instance?</text:p>
      <text:p text:style-name="Standard">What is a time-series database (TSDB)? And what is a PromQL?</text:p>
      <text:p text:style-name="Standard">What are Prometheus best practices?</text:p>
      <text:p text:style-name="Standard">How do you install, configure, and use Grafana?</text:p>
      <text:p text:style-name="Standard">What are Grafana's best practices for data visualization?</text:p>
      <text:p text:style-name="Standard"/>
      <text:p text:style-name="Standard">OVERVIEW</text:p>
      <text:p text:style-name="Standard">Underline</text:p>
      <text:p text:style-name="Standard"/>
      <text:p text:style-name="Standard">This week you will learn about monitoring and observability and how it relates to DevOps; you will understand the benefits, similarities, and differences between both.</text:p>
      <text:p text:style-name="Standard"/>
      <text:p text:style-name="Standard">You will learn about monitoring and gathering metrics with Prometheus. We will explore Prometheus’ main features, components, and architecture. You will learn about Prometheus core concepts such as data models and metric types, best practices when using this tool.</text:p>
      <text:p text:style-name="Standard"/>
      <text:p text:style-name="Standard">Finally, you will understand how you can visualize the data you collected with Grafana. We will look at Grafana's best practices for creating and managing dashboards, common observability strategies, and the dashboard management maturity model.</text:p>
      <text:p text:style-name="Standard"/>
      <text:p text:style-name="Standard">Enjoy the module this week. Monitoring and observability will allow you to assess the health and robustness of your IT systems through a feedback loop in your DevOps CI/CD pipeline.</text:p>
      <text:p text:style-name="Standard"/>
      <text:p text:style-name="Standard"/>
      <text:p text:style-name="Standard">WHY IT MATTERS</text:p>
      <text:p text:style-name="Standard">Underline</text:p>
      <text:p text:style-name="Standard"/>
      <text:p text:style-name="Standard"><text:soft-page-break/>As a DevOps Engineer, you will be responsible for system monitoring and observability, as part of the CI/CD Pipeline. It is important to understand the performance of the application and resource utilization at all the different layers.</text:p>
      <text:p text:style-name="Standard"/>
      <text:p text:style-name="Standard">Monitoring and Observability</text:p>
      <text:p text:style-name="Standard"/>
      <text:p text:style-name="Standard">Applications are complex systems. Their many moving parts, components, and dependency services may span any number of infrastructure technologies and platforms. Observability provides deep visibility into modern distributed applications for faster, automated problem identification and resolution.</text:p>
      <text:p text:style-name="Standard"/>
      <text:p text:style-name="Standard">Monitoring with Prometheus</text:p>
      <text:p text:style-name="Standard"/>
      <text:p text:style-name="Standard">Prometheus is an open-source system monitoring and alerting toolkit originally built at SoundCloud. Prometheus combines graphing and alerting in one package with a powerful query language that lets you slice, dice, aggregate and predict what your system is going to do.</text:p>
      <text:p text:style-name="Standard"/>
      <text:p text:style-name="Standard">Data Visualization with Grafana</text:p>
      <text:p text:style-name="Standard"/>
      <text:p text:style-name="Standard">Grafana is open-source visualization and analytics software. It allows you to query, visualize, alert on, and explore your metrics collected by Prometheus. It provides you with tools to turn your time-series database (TSDB) data into beautiful graphs and visual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21:42:45.234000000</meta:creation-date>
    <dc:date>2023-07-17T21:55:33.585000000</dc:date>
    <meta:editing-duration>PT12M48S</meta:editing-duration>
    <meta:editing-cycles>1</meta:editing-cycles>
    <meta:document-statistic meta:table-count="0" meta:image-count="0" meta:object-count="0" meta:page-count="2" meta:paragraph-count="37" meta:word-count="468" meta:character-count="3185" meta:non-whitespace-character-count="2756"/>
    <meta:generator>LibreOffice/6.1.2.1$Windows_X86_64 LibreOffice_project/65905a128db06ba48db947242809d14d3f9a93fe</meta:generator>
  </office:meta>
</office:document-meta>
</file>